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October 12, 2021 (02:37: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2T18:37:31Z</meta:creation-date>
    <dc:date>2021-10-12T18:37:31Z</dc:date>
    <meta:user-defined meta:name="date" meta:value-type="string">October  12, 2021 (02:37: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